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1.02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88" calcext:value-type="float">
            <text:p>88</text:p>
          </table:table-cell>
          <table:table-cell table:style-name="ce7" table:formula="of:=COUNTIF([.B7:.B135];&quot;X&quot;)" office:value-type="float" office:value="68" calcext:value-type="float">
            <text:p>68</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5" calcext:value-type="float">
            <text:p>15</text:p>
          </table:table-cell>
          <table:table-cell table:style-name="ce25" table:formula="of:=SUM([.B2:.F2])" office:value-type="float" office:value="102" calcext:value-type="float">
            <text:p>102</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 table:number-rows-repeated="1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table-cell table:style-name="ce6" office:value-type="string" calcext:value-type="string">
            <text:p>^</text:p>
          </table:table-cell>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0">00/00/0000</text:date>, <text:time style:data-style-name="N2" text:time-value="21:17:56.3769572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0T21:18:44.313975002</dc:date>
    <meta:editing-duration>PT8H25M</meta:editing-duration>
    <meta:editing-cycles>116</meta:editing-cycles>
    <meta:document-statistic meta:table-count="1" meta:cell-count="506" meta:object-count="0"/>
  </office:meta>
</office:document-meta>
</file>